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 Nazanin" svg:font-family="'B Nazani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81cm" table:align="left" style:writing-mode="rl-tb"/>
    </style:style>
    <style:style style:name="Table1.A" style:family="table-column">
      <style:table-column-properties style:column-width="7.969cm"/>
    </style:style>
    <style:style style:name="Table1.B" style:family="table-column">
      <style:table-column-properties style:column-width="9.6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writing-mode="rl-tb"/>
      <style:text-properties fo:font-size="18pt" fo:font-weight="bold" officeooo:rsid="000402d9" officeooo:paragraph-rsid="000402d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 style:writing-mode="rl-tb"/>
      <style:text-properties fo:font-size="18pt" fo:font-weight="bold" officeooo:rsid="000402d9" officeooo:paragraph-rsid="000402d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 style:writing-mode="rl-tb"/>
      <style:text-properties fo:font-size="15pt" fo:font-weight="normal" officeooo:rsid="000402d9" officeooo:paragraph-rsid="000402d9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 style:writing-mode="rl-tb"/>
      <style:text-properties fo:font-size="15pt" fo:font-weight="normal" officeooo:rsid="0005f0a6" officeooo:paragraph-rsid="0005f0a6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 style:writing-mode="rl-tb"/>
      <style:text-properties fo:font-size="15pt" fo:font-weight="normal" officeooo:rsid="000682f7" officeooo:paragraph-rsid="000682f7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 style:writing-mode="rl-tb"/>
      <style:text-properties fo:font-size="15pt" fo:font-weight="normal" officeooo:rsid="0006c6dc" officeooo:paragraph-rsid="0006c6dc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 style:writing-mode="rl-tb"/>
      <style:text-properties fo:font-size="15pt" fo:font-weight="bold" officeooo:rsid="000402d9" officeooo:paragraph-rsid="000402d9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 style:writing-mode="rl-tb"/>
      <style:text-properties fo:font-size="15pt" fo:font-weight="bold" officeooo:rsid="000402d9" officeooo:paragraph-rsid="0005f0a6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 style:writing-mode="rl-tb"/>
      <style:text-properties fo:font-size="15pt" fo:font-weight="bold" officeooo:rsid="000682f7" officeooo:paragraph-rsid="000682f7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5pt" fo:font-weight="normal" officeooo:rsid="000682f7" officeooo:paragraph-rsid="000682f7" style:font-size-asian="13.1000003814697pt" style:font-weight-asian="normal" style:font-size-complex="15pt" style:font-weight-complex="normal"/>
    </style:style>
    <style:style style:name="P11" style:family="paragraph" style:parent-style-name="Table_20_Contents">
      <style:paragraph-properties fo:text-align="start" style:justify-single-word="false" style:writing-mode="lr-tb"/>
      <style:text-properties fo:font-size="15pt" officeooo:rsid="000402d9" officeooo:paragraph-rsid="000402d9" style:font-size-asian="13.1000003814697pt" style:font-size-complex="15pt"/>
    </style:style>
    <style:style style:name="P12" style:family="paragraph" style:parent-style-name="Table_20_Contents">
      <style:paragraph-properties fo:text-align="start" style:justify-single-word="false" style:writing-mode="lr-tb"/>
      <style:text-properties fo:font-size="15pt" officeooo:rsid="0005f0a6" officeooo:paragraph-rsid="0005f0a6" style:font-size-asian="13.1000003814697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officeooo:rsid="000402d9" officeooo:paragraph-rsid="000402d9" style:font-size-asian="13.1000003814697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officeooo:rsid="000402d9" officeooo:paragraph-rsid="000402d9" style:font-size-asian="13.1000003814697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officeooo:rsid="00040636" officeooo:paragraph-rsid="00040636" style:font-size-asian="13.1000003814697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officeooo:rsid="0005f0a6" officeooo:paragraph-rsid="0005f0a6" style:font-size-asian="13.1000003814697pt" style:font-size-complex="15pt"/>
    </style:style>
    <style:style style:name="P17" style:family="paragraph" style:parent-style-name="Table_20_Contents">
      <style:paragraph-properties fo:margin-left="0.7cm" fo:margin-right="0cm" fo:text-align="start" style:justify-single-word="false" fo:text-indent="-0.7cm" style:auto-text-indent="false" text:number-lines="false" text:line-number="0" style:writing-mode="lr-tb"/>
      <style:text-properties fo:font-size="15pt" officeooo:rsid="000402d9" officeooo:paragraph-rsid="000402d9" style:font-size-asian="13.1000003814697pt" style:font-size-complex="15pt"/>
    </style:style>
    <style:style style:name="P18" style:family="paragraph" style:parent-style-name="Standard" style:list-style-name="L1">
      <style:paragraph-properties fo:text-align="justify" style:justify-single-word="false" style:writing-mode="rl-tb"/>
      <style:text-properties fo:font-size="15pt" fo:font-weight="normal" officeooo:rsid="0005f0a6" officeooo:paragraph-rsid="0005f0a6" style:font-size-asian="13.1000003814697pt" style:font-weight-asian="normal" style:font-size-complex="15pt" style:font-weight-complex="normal"/>
    </style:style>
    <style:style style:name="P19" style:family="paragraph" style:parent-style-name="Standard" style:list-style-name="L2">
      <style:paragraph-properties fo:text-align="justify" style:justify-single-word="false" style:writing-mode="rl-tb"/>
      <style:text-properties fo:font-size="15pt" fo:font-weight="normal" officeooo:rsid="0005f0a6" officeooo:paragraph-rsid="0005f0a6" style:font-size-asian="13.1000003814697pt" style:font-weight-asian="normal" style:font-size-complex="15pt" style:font-weight-complex="normal"/>
    </style:style>
    <style:style style:name="P20" style:family="paragraph" style:parent-style-name="Standard" style:list-style-name="L2">
      <style:paragraph-properties fo:text-align="justify" style:justify-single-word="false" style:writing-mode="rl-tb"/>
      <style:text-properties fo:font-size="15pt" fo:font-weight="normal" officeooo:rsid="000682f7" officeooo:paragraph-rsid="000682f7" style:font-size-asian="13.1000003814697pt" style:font-weight-asian="normal" style:font-size-complex="15pt" style:font-weight-complex="normal"/>
    </style:style>
    <style:style style:name="P21" style:family="paragraph" style:parent-style-name="Standard" style:list-style-name="L3">
      <style:paragraph-properties fo:text-align="justify" style:justify-single-word="false" style:writing-mode="rl-tb"/>
      <style:text-properties fo:font-size="15pt" fo:font-weight="normal" officeooo:rsid="000682f7" officeooo:paragraph-rsid="000682f7" style:font-size-asian="13.1000003814697pt" style:font-weight-asian="normal" style:font-size-complex="15pt" style:font-weight-complex="normal"/>
    </style:style>
    <style:style style:name="P22" style:family="paragraph" style:parent-style-name="Standard" style:list-style-name="L3">
      <style:paragraph-properties fo:text-align="justify" style:justify-single-word="false" style:writing-mode="rl-tb"/>
      <style:text-properties fo:font-size="15pt" fo:font-weight="normal" officeooo:rsid="0006c6dc" officeooo:paragraph-rsid="0006c6dc" style:font-size-asian="13.1000003814697pt" style:font-weight-asian="normal" style:font-size-complex="15pt" style:font-weight-complex="normal"/>
    </style:style>
    <style:style style:name="P23" style:family="paragraph" style:parent-style-name="Standard" style:list-style-name="L2">
      <style:paragraph-properties fo:text-align="justify" style:justify-single-word="false" style:writing-mode="lr-tb"/>
      <style:text-properties fo:font-size="15pt" fo:font-weight="normal" officeooo:rsid="000682f7" officeooo:paragraph-rsid="000682f7" style:font-size-asian="13.1000003814697pt" style:font-weight-asian="normal" style:font-size-complex="15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15pt" officeooo:rsid="0007633c" officeooo:paragraph-rsid="0007633c" style:font-size-asian="13.1000003814697pt" style:font-size-complex="15pt"/>
    </style:style>
    <style:style style:name="P25" style:family="paragraph" style:parent-style-name="Table_20_Contents">
      <style:paragraph-properties fo:text-align="start" style:justify-single-word="false" style:writing-mode="lr-tb"/>
      <style:text-properties fo:font-size="15pt" officeooo:rsid="000402d9" officeooo:paragraph-rsid="000402d9" style:font-size-asian="13.1000003814697pt" style:font-size-complex="15pt"/>
    </style:style>
    <style:style style:name="T1" style:family="text">
      <style:text-properties officeooo:rsid="00040636"/>
    </style:style>
    <style:style style:name="T2" style:family="text">
      <style:text-properties officeooo:rsid="0005f0a6"/>
    </style:style>
    <style:style style:name="T3" style:family="text">
      <style:text-properties officeooo:rsid="000682f7"/>
    </style:style>
    <style:style style:name="T4" style:family="text">
      <style:text-properties officeooo:rsid="0006c6dc"/>
    </style:style>
    <style:style style:name="T5" style:family="text">
      <style:text-properties officeooo:rsid="0007633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قرارداد‌ها <text:span text:style-name="T4">و استانداردها</text:span>ی <text:span text:style-name="T4">مورد استفاده در</text:span> توسعه پروژه شمّا</text:p>
      <text:p text:style-name="P2"/>
      <text:p text:style-name="P7">بخش اول) ساختار فایل‌ها</text:p>
      <text:p text:style-name="P3"/>
      <text:p text:style-name="P3">ساختار کلی پروژه در جدول زیر شرح داده شده است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توضیح</text:p>
          </table:table-cell>
          <table:table-cell table:style-name="Table1.B1" office:value-type="string">
            <text:p text:style-name="P13">فایل</text:p>
          </table:table-cell>
        </table:table-row>
        <table:table-row>
          <table:table-cell table:style-name="Table1.A2" office:value-type="string">
            <text:p text:style-name="P13">پوشه‌ی ریشه‌ی پروژه موجود در مخزن github</text:p>
          </table:table-cell>
          <table:table-cell table:style-name="Table1.B2" office:value-type="string">
            <text:p text:style-name="P14">/</text:p>
          </table:table-cell>
        </table:table-row>
        <table:table-row>
          <table:table-cell table:style-name="Table1.A2" office:value-type="string">
            <text:p text:style-name="P13"><text:s/>مستندات متنی پروژه</text:p>
          </table:table-cell>
          <table:table-cell table:style-name="Table1.B2" office:value-type="string">
            <text:p text:style-name="P11">/docs/</text:p>
          </table:table-cell>
        </table:table-row>
        <table:table-row>
          <table:table-cell table:style-name="Table1.A2" office:value-type="string">
            <text:p text:style-name="P13">پیشانه‌ی پروژه برای CLI</text:p>
          </table:table-cell>
          <table:table-cell table:style-name="Table1.B2" office:value-type="string">
            <text:p text:style-name="P11">/manage.py</text:p>
          </table:table-cell>
        </table:table-row>
        <table:table-row>
          <table:table-cell table:style-name="Table1.A2" office:value-type="string">
            <text:p text:style-name="P24">این فایل توسط دستور</text:p>
            <text:p text:style-name="P24">pip freeze &gt; requirements.txt</text:p>
            <text:p text:style-name="P24">تولید و توسط دستور</text:p>
            <text:p text:style-name="P24">pip install -r requirements.txt</text:p>
            <text:p text:style-name="P24">استفاده می‌گردد برای نصب نیازمندی‌های پروژه</text:p>
          </table:table-cell>
          <table:table-cell table:style-name="Table1.B2" office:value-type="string">
            <text:p text:style-name="P11">/<text:span text:style-name="T5">requirements.txt</text:span></text:p>
          </table:table-cell>
        </table:table-row>
        <table:table-row>
          <table:table-cell table:style-name="Table1.A2" office:value-type="string">
            <text:p text:style-name="P13">ماژول(پکیج) اصلی پروژه</text:p>
          </table:table-cell>
          <table:table-cell table:style-name="Table1.B2" office:value-type="string">
            <text:p text:style-name="P11">/shamma/</text:p>
          </table:table-cell>
        </table:table-row>
        <table:table-row>
          <table:table-cell table:style-name="Table1.A2" office:value-type="string">
            <text:p text:style-name="P13">پیشانه‌ی پروژه برای سرور WSGI</text:p>
          </table:table-cell>
          <table:table-cell table:style-name="Table1.B2" office:value-type="string">
            <text:p text:style-name="P11">/shamma/wsgi.py</text:p>
          </table:table-cell>
        </table:table-row>
        <table:table-row>
          <table:table-cell table:style-name="Table1.A2" office:value-type="string">
            <text:p text:style-name="P13">تنظیمات پروژه</text:p>
          </table:table-cell>
          <table:table-cell table:style-name="Table1.B2" office:value-type="string">
            <text:p text:style-name="P11">/shamma/settings.py</text:p>
          </table:table-cell>
        </table:table-row>
        <table:table-row>
          <table:table-cell table:style-name="Table1.A2" office:value-type="string">
            <text:p text:style-name="P13">ماژول‌های زیرسیستم‌های پروژه</text:p>
            <text:p text:style-name="P13">(App های جنگو)</text:p>
          </table:table-cell>
          <table:table-cell table:style-name="Table1.B2" office:value-type="string">
            <text:p text:style-name="P11">/accounts/,</text:p>
            <text:p text:style-name="P11">/categories/,</text:p>
            <text:p text:style-name="P11">/references/,</text:p>
          </table:table-cell>
        </table:table-row>
        <table:table-row>
          <table:table-cell table:style-name="Table1.A2" office:value-type="string">
            <text:p text:style-name="P13">مدل‌های جنگو برای هر زیر سیستم</text:p>
          </table:table-cell>
          <table:table-cell table:style-name="Table1.B2" office:value-type="string">
            <text:p text:style-name="P11">/&lt;APP&gt;/models.py</text:p>
          </table:table-cell>
        </table:table-row>
        <table:table-row>
          <table:table-cell table:style-name="Table1.A2" office:value-type="string">
            <text:p text:style-name="P13">پکیج view های جنگو. در هر فایل در پکیج <text:span text:style-name="T1">views،</text:span> ویو‌های مربوط به یک PBI قرار می‌گیرند.</text:p>
          </table:table-cell>
          <table:table-cell table:style-name="Table1.B2" office:value-type="string">
            <text:p text:style-name="P11">/&lt;APP&gt;/views/&lt;view_name&gt;.py</text:p>
          </table:table-cell>
        </table:table-row>
        <table:table-row>
          <table:table-cell table:style-name="Table1.A2" office:value-type="string">
            <text:p text:style-name="P15">فرم‌هایی که توسط viewها مشترکا استفاده می‌شوند در پکیج forms قرار می‌گیرند</text:p>
          </table:table-cell>
          <table:table-cell table:style-name="Table1.B2" office:value-type="string">
            <text:p text:style-name="P11">/&lt;APP&gt;/forms/<text:span text:style-name="T1">&lt;form_name&gt;.py</text:span></text:p>
          </table:table-cell>
        </table:table-row>
        <table:table-row>
          <table:table-cell table:style-name="Table1.A2" office:value-type="string">
            <text:p text:style-name="P15">کلاس‌های بخش مدیریت سایت در این فایل برای جنگو register می‌شوند</text:p>
          </table:table-cell>
          <table:table-cell table:style-name="Table1.B2" office:value-type="string">
            <text:p text:style-name="P11">/<text:span text:style-name="T1">&lt;APP&gt;/admin.py</text:span></text:p>
          </table:table-cell>
        </table:table-row>
        <table:table-row>
          <table:table-cell table:style-name="Table1.A2" office:value-type="string">
            <text:p text:style-name="P16">تعریف Url های هر زیر سیستم</text:p>
          </table:table-cell>
          <table:table-cell table:style-name="Table1.B2" office:value-type="string">
            <text:p text:style-name="P12">/&lt;APP&gt;/urls.py</text:p>
          </table:table-cell>
        </table:table-row>
        <table:table-row>
          <table:table-cell table:style-name="Table1.A2" office:value-type="string">
            <text:p text:style-name="P15">قالب html ویو‌ها در این فایل تعریف می‌شود.</text:p>
          </table:table-cell>
          <table:table-cell table:style-name="Table1.B2" office:value-type="string">
            <text:p text:style-name="P11">/<text:span text:style-name="T1">simorgh/templates/&lt;global_tplname&gt;.html</text:span></text:p>
            <text:p text:style-name="P11">/<text:span text:style-name="T1">&lt;APP&gt;/templates/&lt;APP&gt;/&lt;tplname&gt;.html</text:span></text:p>
          </table:table-cell>
        </table:table-row>
        <table:table-row>
          <table:table-cell table:style-name="Table1.A2" office:value-type="string">
            <text:p text:style-name="P16">فایل‌های static </text:p>
            <text:p text:style-name="P16">( js و css و تصاویر )</text:p>
          </table:table-cell>
          <table:table-cell table:style-name="Table1.B2" office:value-type="string">
            <text:p text:style-name="P11">/<text:span text:style-name="T1">simorgh/static/&lt;global static files&gt;</text:span></text:p>
            <text:p text:style-name="P17">/<text:span text:style-name="T2">&lt;APP&gt;/static/&lt;APP&gt;/&lt;per app static files&gt;</text:span></text:p>
          </table:table-cell>
        </table:table-row>
      </table:table>
      <text:p text:style-name="P3"><text:soft-page-break/></text:p>
      <text:p text:style-name="P8">بخش <text:span text:style-name="T2">دوم</text:span>) <text:span text:style-name="T2">قواعد استفاده از django</text:span></text:p>
      <text:list xml:id="list2984266730133239716" text:style-name="L1">
        <text:list-item>
          <text:p text:style-name="P18">برای رعایت شئ‌گرایی، view‌ ها به‌صورت Class-Based View نوشته می‌شوند.</text:p>
        </text:list-item>
        <text:list-item>
          <text:p text:style-name="P18">برای جلوگیری از مشکل Cyclic Import، ارجاعات ForeignKey در مدل‌ها به صورت رشته‌ی <text:s/>'app.model' می‌باشد و نه با Import کردن کلاس مدل.</text:p>
        </text:list-item>
      </text:list>
      <text:p text:style-name="P8">بخش <text:span text:style-name="T2">سوم</text:span>) <text:span text:style-name="T2">سبک کد</text:span></text:p>
      <text:p text:style-name="P4">قواعد formatting در پروژه مطابق پیش‌فرض pycharm می‌باشد. به صورت خاص:</text:p>
      <text:list xml:id="list4000600200325898152" text:style-name="L2">
        <text:list-item>
          <text:p text:style-name="P19">برای indentation از ۴ کاراکتر فاصله استفاده شود.</text:p>
        </text:list-item>
        <text:list-item>
          <text:p text:style-name="P19">خطوط کد طولانی‌تر از ۱۲۰ خط نشوند.</text:p>
        </text:list-item>
        <text:list-item>
          <text:p text:style-name="P20">در مواردی که با کاما جدا شدنی هستند، پس از مورد آخر نیز کاما درج شود:</text:p>
          <text:p text:style-name="P23">my_dict = dict(</text:p>
          <text:list>
            <text:list-header>
              <text:p text:style-name="P23">a=1,</text:p>
              <text:p text:style-name="P23">b=2,</text:p>
            </text:list-header>
          </text:list>
          <text:p text:style-name="P23">)</text:p>
        </text:list-item>
        <text:list-item>
          <text:p text:style-name="P19">زمانی <text:s/>که خط شکسته شود، خطوط بعد با ابتدای بلوک خط قبل تنظیم می‌شوند. برای مثال:</text:p>
          <text:p text:style-name="P23">my_list = [1, 2, 3,</text:p>
          <text:p text:style-name="P23"><text:s text:c="18"/>4, 5, 6,]</text:p>
        </text:list-item>
        <text:list-item>
          <text:p text:style-name="P20">بهتر است شکستن خطوط بلافاصله بعد از پرانتز یا کروشه باشد:</text:p>
          <text:p text:style-name="P23">my_list = [</text:p>
          <text:list>
            <text:list-header>
              <text:p text:style-name="P23">1, 2, 3,</text:p>
              <text:p text:style-name="P23">4, 5, 6,</text:p>
            </text:list-header>
          </text:list>
        </text:list-item>
      </text:list>
      <text:p text:style-name="P10"><text:tab/>]</text:p>
      <text:list xml:id="list192601363262978" text:continue-numbering="true" text:style-name="L2">
        <text:list-item>
          <text:p text:style-name="P19">قبل از save کردن هر فایل<text:span text:style-name="T3">،</text:span> Reformat <text:span text:style-name="T3">شود.</text:span></text:p>
        </text:list-item>
        <text:list-item>
          <text:p text:style-name="P19">در انتهای هر فایل حداقل یک خط خالی موجود باشد. <text:span text:style-name="T3">(برای خودکار کردن این فرآیند از منوی File&gt;settings در pycharm، در بخش Editor آن checkbox با عنوان Ensure line feed at file end on Save را فعال نمایید.</text:span></text:p>
        </text:list-item>
      </text:list>
      <text:p text:style-name="P4"/>
      <text:p text:style-name="P9">بخش چهارم) Definition of Done:</text:p>
      <text:list xml:id="list7368887668825872334" text:style-name="L3">
        <text:list-item>
          <text:p text:style-name="P22">acceptance test قابل اجرا شدن به صورت اتوماتیک، برای هر PBI نوشته شده باشند.</text:p>
        </text:list-item>
        <text:list-item>
          <text:p text:style-name="P22">تمامی تست‌ها pass بشوند.</text:p>
        </text:list-item>
        <text:list-item>
          <text:p text:style-name="P22">چک refactor شده باشد.</text:p>
        </text:list-item>
        <text:list-item>
          <text:p text:style-name="P21">کد format شده باشد.</text:p>
        </text:list-item>
      </text:list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 Nazanin" svg:font-family="'B Nazani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B Nazani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B Nazanin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B Nazanin" style:font-family-complex="'B Nazanin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 Nazanin" style:font-family-complex="'B Nazani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 Nazanin" style:font-family-complex="'B Nazanin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5:58:15.348585537</meta:creation-date>
    <meta:editing-duration>PT20M51S</meta:editing-duration>
    <meta:editing-cycles>3</meta:editing-cycles>
    <meta:generator>LibreOffice/4.3.5.2.0$Linux_X86_64 LibreOffice_project/430m0$Build-2</meta:generator>
    <dc:date>2015-02-07T19:25:59.922522852</dc:date>
    <meta:document-statistic meta:table-count="1" meta:image-count="0" meta:object-count="0" meta:page-count="2" meta:paragraph-count="72" meta:word-count="404" meta:character-count="2284" meta:non-whitespace-character-count="1951"/>
  </office:meta>
</office:document-meta>
</file>